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StarSymbol" svg:font-family="StarSymbol" style:font-charset="x-symbol"/>
    <style:font-face style:name="OpenSymbol1" svg:font-family="OpenSymbol, 'Arial Unicode MS'"/>
    <style:font-face style:name="Symbol" svg:font-family="Symbol"/>
    <style:font-face style:name="sans-serif" svg:font-family="sans-serif"/>
    <style:font-face style:name="sans-serif1" svg:font-family="sans-serif, Arial"/>
    <style:font-face style:name="FreeSans1" svg:font-family="FreeSans" style:font-family-generic="swiss"/>
    <style:font-face style:name="Abyssinica SIL" svg:font-family="'Abyssinica SIL'" style:font-pitch="variable"/>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fo:font-size="14pt" officeooo:rsid="000d9cf8" officeooo:paragraph-rsid="000d9cf8" style:font-size-asian="14pt" style:font-size-complex="14pt"/>
    </style:style>
    <style:style style:name="P2" style:family="paragraph" style:parent-style-name="Standard" style:list-style-name="L2">
      <style:paragraph-properties fo:line-height="150%"/>
      <style:text-properties fo:font-size="14pt" officeooo:rsid="000d9cf8" officeooo:paragraph-rsid="00101e60" style:font-size-asian="14pt" style:font-size-complex="14pt"/>
    </style:style>
    <style:style style:name="P3" style:family="paragraph" style:parent-style-name="Standard" style:list-style-name="L2">
      <style:paragraph-properties fo:line-height="150%"/>
      <style:text-properties fo:font-size="14pt" officeooo:rsid="000d9cf8" officeooo:paragraph-rsid="00103511" style:font-size-asian="14pt" style:font-size-complex="14pt"/>
    </style:style>
    <style:style style:name="P4" style:family="paragraph" style:parent-style-name="Standard">
      <style:paragraph-properties fo:line-height="150%" fo:text-align="justify" style:justify-single-word="false"/>
      <style:text-properties fo:font-size="14pt" officeooo:rsid="000d9cf8" officeooo:paragraph-rsid="00133001" style:font-size-asian="14pt" style:font-size-complex="14pt"/>
    </style:style>
    <style:style style:name="P5" style:family="paragraph" style:parent-style-name="Standard">
      <style:paragraph-properties fo:line-height="150%"/>
      <style:text-properties fo:font-size="14pt" style:font-size-asian="14pt" style:font-size-complex="14pt"/>
    </style:style>
    <style:style style:name="P6" style:family="paragraph" style:parent-style-name="Standard">
      <style:paragraph-properties fo:line-height="150%"/>
      <style:text-properties fo:font-size="14pt" officeooo:paragraph-rsid="000d9cf8" style:font-size-asian="14pt" style:font-size-complex="14pt"/>
    </style:style>
    <style:style style:name="P7" style:family="paragraph" style:parent-style-name="Standard">
      <style:paragraph-properties fo:line-height="150%"/>
      <style:text-properties fo:font-size="14pt" fo:font-weight="bold" officeooo:rsid="000d9cf8" officeooo:paragraph-rsid="000d9cf8" style:font-size-asian="14pt" style:font-weight-asian="bold" style:font-size-complex="14pt" style:font-weight-complex="bold"/>
    </style:style>
    <style:style style:name="P8" style:family="paragraph" style:parent-style-name="Standard" style:list-style-name="L2">
      <style:paragraph-properties fo:line-height="150%"/>
      <style:text-properties fo:font-size="14pt" fo:font-weight="normal" officeooo:rsid="000d9cf8" officeooo:paragraph-rsid="00101e60" style:font-size-asian="14pt" style:font-weight-asian="normal" style:font-size-complex="14pt" style:font-weight-complex="normal"/>
    </style:style>
    <style:style style:name="P9" style:family="paragraph" style:parent-style-name="Standard">
      <style:paragraph-properties fo:line-height="150%"/>
      <style:text-properties fo:font-size="14pt" fo:font-weight="normal" officeooo:rsid="000d9cf8" officeooo:paragraph-rsid="000d9cf8" style:font-size-asian="14pt" style:font-weight-asian="normal" style:font-size-complex="14pt" style:font-weight-complex="normal"/>
    </style:style>
    <style:style style:name="P10" style:family="paragraph" style:parent-style-name="Standard" style:list-style-name="L2">
      <style:paragraph-properties fo:line-height="150%"/>
      <style:text-properties fo:font-size="14pt" fo:font-weight="normal" officeooo:rsid="00103511" officeooo:paragraph-rsid="00103511" style:font-size-asian="14pt" style:font-weight-asian="normal" style:font-size-complex="14pt" style:font-weight-complex="normal"/>
    </style:style>
    <style:style style:name="P11" style:family="paragraph" style:parent-style-name="Standard">
      <style:paragraph-properties fo:line-height="150%"/>
    </style:style>
    <style:style style:name="P12" style:family="paragraph" style:parent-style-name="Standard">
      <style:paragraph-properties fo:line-height="150%"/>
    </style:style>
    <style:style style:name="P13" style:family="paragraph" style:parent-style-name="Standard">
      <style:paragraph-properties fo:line-height="150%"/>
      <style:text-properties officeooo:paragraph-rsid="0015d5e5"/>
    </style:style>
    <style:style style:name="P14" style:family="paragraph" style:parent-style-name="Standard">
      <style:paragraph-properties fo:line-height="150%"/>
      <style:text-properties officeooo:paragraph-rsid="0016fc5e"/>
    </style:style>
    <style:style style:name="P15" style:family="paragraph" style:parent-style-name="Standard" style:list-style-name="L2">
      <style:paragraph-properties fo:line-height="150%" fo:text-align="justify" style:justify-single-word="false"/>
      <style:text-properties style:font-name="Liberation Serif" fo:font-size="14pt" fo:font-weight="normal" officeooo:rsid="00133001" officeooo:paragraph-rsid="00133001" style:font-size-asian="14pt" style:font-weight-asian="normal" style:font-name-complex="Abyssinica SIL" style:font-size-complex="14pt" style:font-weight-complex="normal"/>
    </style:style>
    <style:style style:name="P16" style:family="paragraph" style:parent-style-name="Standard" style:list-style-name="WW8Num4">
      <style:paragraph-properties fo:line-height="150%"/>
      <style:text-properties style:font-name="Liberation Serif" fo:font-size="14pt" fo:font-weight="normal" officeooo:paragraph-rsid="0018c24a" style:font-size-asian="14pt" style:font-weight-asian="normal" style:font-name-complex="sans-serif1" style:font-size-complex="14pt" style:font-weight-complex="normal"/>
    </style:style>
    <style:style style:name="P17" style:family="paragraph" style:parent-style-name="Standard" style:list-style-name="WW8Num4">
      <style:paragraph-properties fo:line-height="150%"/>
      <style:text-properties style:font-name="Liberation Serif" fo:font-size="14pt" officeooo:paragraph-rsid="0018c24a" style:font-size-asian="14pt" style:font-size-complex="14pt"/>
    </style:style>
    <style:style style:name="P18" style:family="paragraph" style:parent-style-name="Standard" style:list-style-name="WW8Num4">
      <style:paragraph-properties fo:line-height="150%"/>
      <style:text-properties style:font-name="Liberation Serif" fo:font-size="14pt" officeooo:paragraph-rsid="0018c24a" style:font-size-asian="14pt" style:font-name-complex="sans-serif1" style:font-size-complex="14pt"/>
    </style:style>
    <style:style style:name="P19" style:family="paragraph">
      <style:paragraph-properties fo:line-height="150%"/>
      <style:text-properties style:font-name="Liberation Serif" fo:font-size="14pt" style:font-size-asian="14pt" style:font-size-complex="14pt"/>
    </style:style>
    <style:style style:name="P20" style:family="paragraph">
      <style:paragraph-properties fo:line-height="150%"/>
      <style:text-properties fo:font-size="14pt" style:font-size-asian="14pt" style:font-size-complex="14pt"/>
    </style:style>
    <style:style style:name="P21" style:family="paragraph" style:list-style-name="L3">
      <style:paragraph-properties fo:line-height="150%"/>
    </style:style>
    <style:style style:name="P22" style:family="paragraph" style:parent-style-name="Text_20_body">
      <style:paragraph-properties fo:line-height="150%"/>
      <style:text-properties fo:font-size="14pt" style:font-size-asian="14pt" style:font-size-complex="14pt"/>
    </style:style>
    <style:style style:name="P23" style:family="paragraph" style:parent-style-name="Text_20_body" style:list-style-name="L1">
      <style:paragraph-properties fo:line-height="150%"/>
      <style:text-properties fo:font-size="14pt" style:font-size-asian="14pt" style:font-size-complex="14pt"/>
    </style:style>
    <style:style style:name="P24" style:family="paragraph" style:parent-style-name="Text_20_body" style:list-style-name="L1">
      <style:paragraph-properties fo:line-height="150%"/>
      <style:text-properties fo:font-size="14pt" officeooo:paragraph-rsid="000d9cf8" style:font-size-asian="14pt" style:font-size-complex="14pt"/>
    </style:style>
    <style:style style:name="P25" style:family="paragraph" style:parent-style-name="Text_20_body" style:list-style-name="L1">
      <style:paragraph-properties fo:line-height="150%"/>
      <style:text-properties fo:font-size="14pt" officeooo:rsid="000d9cf8" officeooo:paragraph-rsid="000d9cf8" style:font-size-asian="14pt" style:font-size-complex="14pt"/>
    </style:style>
    <style:style style:name="P26" style:family="paragraph" style:parent-style-name="Text_20_body" style:list-style-name="L1">
      <style:paragraph-properties fo:line-height="150%"/>
      <style:text-properties fo:font-size="14pt" officeooo:rsid="000ecfb6" officeooo:paragraph-rsid="000ecfb6" style:font-size-asian="14pt" style:font-size-complex="14pt"/>
    </style:style>
    <style:style style:name="P27" style:family="paragraph" style:parent-style-name="Text_20_body" style:list-style-name="L1">
      <style:paragraph-properties fo:line-height="150%"/>
      <style:text-properties fo:font-size="14pt" officeooo:rsid="0011654e" officeooo:paragraph-rsid="0011654e" style:font-size-asian="14pt" style:font-size-complex="14pt"/>
    </style:style>
    <style:style style:name="P28" style:family="paragraph">
      <style:paragraph-properties fo:line-height="150%"/>
      <style:text-properties style:font-name="Liberation Serif" fo:font-size="14pt" fo:font-weight="normal" style:font-size-asian="14pt" style:font-weight-asian="normal" style:font-size-complex="14pt" style:font-weight-complex="normal"/>
    </style:style>
    <style:style style:name="T1" style:family="text">
      <style:text-properties officeooo:rsid="000d9cf8"/>
    </style:style>
    <style:style style:name="T2" style:family="text">
      <style:text-properties fo:font-size="14pt" officeooo:rsid="0014937f" style:font-size-asian="14pt" style:font-size-complex="14pt"/>
    </style:style>
    <style:style style:name="T3" style:family="text">
      <style:text-properties fo:font-size="14pt" officeooo:rsid="0018c24a" style:font-size-asian="14pt" style:font-name-complex="Abyssinica SIL"/>
    </style:style>
    <style:style style:name="T4" style:family="text">
      <style:text-properties fo:font-size="14pt" officeooo:rsid="000d9cf8" style:font-size-asian="14pt" style:font-name-complex="Abyssinica SIL"/>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fo:font-weight="normal" officeooo:rsid="000d9cf8" style:font-size-asian="14pt" style:font-weight-asian="normal" style:font-size-complex="14pt" style:font-weight-complex="normal"/>
    </style:style>
    <style:style style:name="T7" style:family="text">
      <style:text-properties fo:font-size="14pt" fo:font-weight="normal" officeooo:rsid="0015d5e5" style:font-size-asian="14pt" style:font-weight-asian="normal" style:font-size-complex="14pt" style:font-weight-complex="normal"/>
    </style:style>
    <style:style style:name="T8" style:family="text">
      <style:text-properties fo:font-size="14pt" fo:font-weight="bold" officeooo:rsid="000d9cf8" style:font-size-asian="14pt" style:font-weight-asian="bold" style:font-size-complex="14pt" style:font-weight-complex="bold"/>
    </style:style>
    <style:style style:name="T9" style:family="text">
      <style:text-properties officeooo:rsid="00101e60"/>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normal" officeooo:rsid="00101e60" style:font-weight-asian="normal" style:font-weight-complex="normal"/>
    </style:style>
    <style:style style:name="T13" style:family="text">
      <style:text-properties fo:font-weight="normal" officeooo:rsid="000d9cf8" style:font-weight-asian="normal" style:font-weight-complex="normal"/>
    </style:style>
    <style:style style:name="T14" style:family="text">
      <style:text-properties fo:font-weight="normal" officeooo:rsid="0015d5e5" style:font-weight-asian="normal" style:font-weight-complex="normal"/>
    </style:style>
    <style:style style:name="T15" style:family="text">
      <style:text-properties fo:font-weight="normal" style:font-weight-asian="normal" style:font-name-complex="Abyssinica SIL" style:font-weight-complex="normal"/>
    </style:style>
    <style:style style:name="T16" style:family="text">
      <style:text-properties officeooo:rsid="00133001"/>
    </style:style>
    <style:style style:name="T17" style:family="text">
      <style:text-properties fo:font-weight="bold" style:font-weight-asian="bold" style:font-weight-complex="bold"/>
    </style:style>
    <style:style style:name="T18" style:family="text">
      <style:text-properties fo:font-weight="bold" officeooo:rsid="0015d5e5" style:font-weight-asian="bold" style:font-weight-complex="bold"/>
    </style:style>
    <style:style style:name="T19" style:family="text">
      <style:text-properties fo:font-weight="bold" officeooo:rsid="000d9cf8" style:font-weight-asian="bold" style:font-weight-complex="bold"/>
    </style:style>
    <style:style style:name="T20" style:family="text">
      <style:text-properties style:font-name-complex="Abyssinica SIL"/>
    </style:style>
    <style:style style:name="T21" style:family="text">
      <style:text-properties officeooo:rsid="00133001" style:font-name-complex="Abyssinica SIL"/>
    </style:style>
    <style:style style:name="T22" style:family="text">
      <style:text-properties officeooo:rsid="0018c24a" style:font-name-complex="Abyssinica SIL"/>
    </style:style>
    <style:style style:name="T23" style:family="text">
      <style:text-properties officeooo:rsid="000d9cf8" style:font-name-complex="Abyssinica SIL"/>
    </style:style>
    <style:style style:name="T24" style:family="text">
      <style:text-properties style:font-name="Liberation Serif" fo:font-size="14pt" style:font-size-asian="14pt" style:font-size-complex="14pt"/>
    </style:style>
    <style:style style:name="T25" style:family="text">
      <style:text-properties style:font-name="Liberation Serif" fo:font-size="14pt" officeooo:rsid="0016fc5e" style:font-size-asian="14pt" style:font-size-complex="14pt"/>
    </style:style>
    <style:style style:name="T26" style:family="text">
      <style:text-properties style:font-name="Liberation Serif" fo:font-size="14pt" officeooo:rsid="000d9cf8" style:font-size-asian="14pt" style:font-name-complex="Abyssinica SIL"/>
    </style:style>
    <style:style style:name="T27" style:family="text">
      <style:text-properties style:font-name="Liberation Serif" fo:font-size="14pt" officeooo:rsid="0018c24a" style:font-size-asian="14pt" style:font-name-complex="Abyssinica SIL"/>
    </style:style>
    <style:style style:name="T28" style:family="text">
      <style:text-properties style:font-name="Liberation Serif" fo:font-size="14pt" fo:font-weight="normal" style:font-size-asian="14pt" style:font-weight-asian="normal" style:font-size-complex="14pt" style:font-weight-complex="normal"/>
    </style:style>
    <style:style style:name="T29" style:family="text">
      <style:text-properties officeooo:rsid="0015d5e5"/>
    </style:style>
    <style:style style:name="T30" style:family="text">
      <style:text-properties style:font-name="sans-serif1" fo:font-size="13.5pt" style:font-size-asian="13.5pt" style:font-name-complex="sans-serif1"/>
    </style:style>
    <style:style style:name="T31" style:family="text">
      <style:text-properties fo:font-size="13.5pt" style:font-size-asian="13.5pt" style:font-name-complex="sans-serif1"/>
    </style:style>
    <style:style style:name="T32" style:family="text">
      <style:text-properties style:font-name-complex="sans-serif1"/>
    </style:style>
    <text:list-style style:name="L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ssignment 10</text:p>
      <text:p text:style-name="P1"/>
      <text:p text:style-name="P1"/>
      <text:p text:style-name="P7">1. What qualities should a good Agile tester have?</text:p>
      <text:p text:style-name="P7"/>
      <text:p text:style-name="P7">Ans:</text:p>
      <text:p text:style-name="P7"><text:tab/>Qualities Required for a Agile Tester</text:p>
      <text:p text:style-name="P7"/>
      <text:list xml:id="list4837939480325997814" text:style-name="L1">
        <text:list-item>
          <text:p text:style-name="P24"><text:span text:style-name="T1">He should c</text:span>ollaborate within the team, working in pairs with programmers and other team members</text:p>
        </text:list-item>
        <text:list-item>
          <text:p text:style-name="P24"><text:span text:style-name="T1">He should </text:span>believe in team wins than individual wins.</text:p>
        </text:list-item>
        <text:list-item>
          <text:p text:style-name="P24"><text:span text:style-name="T1">He should</text:span> evaluate and report test results<text:span text:style-name="T1"> a</text:span>ccurately, test progress, and product quality.</text:p>
        </text:list-item>
        <text:list-item>
          <text:p text:style-name="P23"><text:span text:style-name="T1">He should be</text:span> positive and <text:span text:style-name="T1">should have good interaction </text:span>with team members and stakeholders</text:p>
        </text:list-item>
        <text:list-item>
          <text:p text:style-name="P27">He should use right set of tools for testing.</text:p>
        </text:list-item>
        <text:list-item>
          <text:p text:style-name="P24"><text:span text:style-name="T1">He should w</text:span>ork effectively to define testable user stories, especially acceptance criteria, with customer representatives and stakeholders</text:p>
        </text:list-item>
        <text:list-item>
          <text:p text:style-name="P23"><text:span text:style-name="T1">He should r</text:span>espond to change quickly, including changing, adding, or improving test cases </text:p>
        </text:list-item>
        <text:list-item>
          <text:p text:style-name="P23"><text:span text:style-name="T1">He should be </text:span>intoleran<text:span text:style-name="T1">t</text:span> to any imperfections</text:p>
        </text:list-item>
        <text:list-item>
          <text:p text:style-name="P25">He should be a good learner</text:p>
        </text:list-item>
        <text:list-item>
          <text:p text:style-name="P25">He must be able to adapt changes</text:p>
        </text:list-item>
        <text:list-item>
          <text:p text:style-name="P26">He should work with the development team</text:p>
        </text:list-item>
        <text:list-item>
          <text:p text:style-name="P26">He should attend meetings regularly.</text:p>
        </text:list-item>
      </text:list>
      <text:p text:style-name="P7"/>
      <text:p text:style-name="P1"><text:soft-page-break/><text:span text:style-name="T17">2. What is Test Driven Development (TDD) and how much does it help add business value?</text:span></text:p>
      <text:p text:style-name="P7"/>
      <text:list xml:id="list3434246317998853018" text:style-name="L2">
        <text:list-item>
          <text:p text:style-name="P10">Business value is attained by develping high quality software.</text:p>
        </text:list-item>
        <text:list-item>
          <text:p text:style-name="P8"><text:span text:style-name="T9">TDD </text:span>involves writing automated unit tests to prove that code is working. </text:p>
        </text:list-item>
        <text:list-item>
          <text:p text:style-name="P8">The test code is written <text:span text:style-name="T10">before</text:span> the implementation code is written. </text:p>
        </text:list-item>
        <text:list-item>
          <text:p text:style-name="P8">By writing the tests first, <text:span text:style-name="T9">we can</text:span> know when the code is working once the tests pass. </text:p>
        </text:list-item>
        <text:list-item>
          <text:p text:style-name="P2"><text:span text:style-name="T11">These tests will prove that </text:span><text:span text:style-name="T12">the</text:span><text:span text:style-name="T11"> code is working </text:span><text:span text:style-name="T12">properly.</text:span></text:p>
        </text:list-item>
        <text:list-item>
          <text:p text:style-name="P3"><text:span text:style-name="T12">Test-driven development can reduce the total cost of an application. </text:span></text:p>
        </text:list-item>
        <text:list-item>
          <text:p text:style-name="P3"><text:span text:style-name="T12">The application will have fewer defects </text:span></text:p>
        </text:list-item>
        <text:list-item>
          <text:p text:style-name="P3"><text:span text:style-name="T12">All of this leads to flexible, maintainable software that can be changed in less time with higher quality.</text:span></text:p>
        </text:list-item>
        <text:list-item>
          <text:p text:style-name="P15">Each new feature is added based on the tests. This makes the developer to write code to pass the test. </text:p>
        </text:list-item>
        <text:list-item>
          <text:p text:style-name="P15">This results in a more robust code, that is error and bug free. </text:p>
        </text:list-item>
        <text:list-item>
          <text:p text:style-name="P15">Releasing softwares with very little to no bugs can have huge plus points to a business and significantly increase business value.</text:p>
        </text:list-item>
      </text:list>
      <text:p text:style-name="P4"><text:span text:style-name="T12"/></text:p>
      <text:p text:style-name="P7">3. What is CI? What is the effect of CI in schedule?</text:p>
      <text:list xml:id="list3241555291874140814" text:style-name="WW8Num4">
        <text:list-item>
          <text:p text:style-name="P16">Continuous integration automatically compiles,test and validates the components of our solution whenever a components changes.</text:p>
        </text:list-item>
        <text:list-item>
          <text:p text:style-name="P16">It provides frequent verification and notification of <text:span text:style-name="T1">changes to the code and application</text:span></text:p>
        </text:list-item>
        <text:list-item>
          <text:p text:style-name="P16"><text:span text:style-name="T22">It </text:span><text:span text:style-name="T20">is a development practice that requires developers to integrate code into a shared repository several times a day. Each </text:span><text:span text:style-name="T21">of them</text:span><text:span text:style-name="T20"> is then verified by an automated build, allowing teams to detect problems early.</text:span></text:p>
        </text:list-item>
        <text:list-item>
          <text:p text:style-name="P18">In the development phase of a project we normally completes the project and after that we does the testing process.</text:p>
        </text:list-item>
        <text:list-item>
          <text:p text:style-name="P17"><text:soft-page-break/><text:span text:style-name="T32">In the project planning we normally allocates a particular time period for the coding and after that we plans to do the testing</text:span></text:p>
        </text:list-item>
        <text:list-item>
          <text:p text:style-name="P18">But the real case scenario is that there will be a delay in the completion of the coding </text:p>
        </text:list-item>
        <text:list-item>
          <text:p text:style-name="P18">So that there won’t be sufficient time for testing and clearing the bug.</text:p>
        </text:list-item>
        <text:list-item>
          <text:p text:style-name="P18">Thus the project won’t be completed in the expected time.</text:p>
        </text:list-item>
        <text:list-item>
          <text:p text:style-name="P16"><text:span text:style-name="T22">CI method</text:span><text:span text:style-name="T23"> avoids last-minute chaos at release dates. It allows for early warnings of broken code and conflicting changes. Any changes are also met with immediate testing. </text:span></text:p>
        </text:list-item>
      </text:list>
      <text:p text:style-name="P1"/>
      <text:p text:style-name="P1"><text:span text:style-name="T17">4. What is configuration management?</text:span></text:p>
      <text:p text:style-name="P7">a. Name some sample tools available for version control?</text:p>
      <text:p text:style-name="P7">b. How does version control help in agile projects?</text:p>
      <text:p text:style-name="P7"/>
      <text:p text:style-name="P5">Configuration management (CM) is a systems engineering process for establishing and maintaining consistency of a product's performance, functional, and physical attributes with its requirements, design, and operational information throughout its life. It is the best solution to handling changes in software projects. It identifies the functional and physical attributes of software at various points in time, and performs systematic control of changes to the identified attributes for the purpose of maintaining software integrity and traceability throughout the software development life cycle.</text:p>
      <text:p text:style-name="P5"/>
      <text:p text:style-name="P11"><text:span text:style-name="T2">a) </text:span></text:p>
      <text:p/>
      <text:list xml:id="list4180407882491742730" text:style-name="L3">
        <text:list-item>
          <text:p><text:span text:style-name="T24">Subversion (SVN) is probably the version control system with the widest adoption. Most open-source projects use Subversion as a repository because other larger projects, such as SourceForge, Apache, Python, Ruby and </text:span><text:span text:style-name="Emphasis"><text:span text:style-name="T24">many</text:span></text:span><text:span text:style-name="T24"> others, use it as well.</text:span></text:p>
        </text:list-item>
      </text:list>
      <text:h text:outline-level="3"><text:soft-page-break/>Git is the new fast-rising star of version control systems. Initially developed by Linux kernel creator Linus Torvalds, Git has recently taken the Web development community by storm.</text:h>
      <text:p text:style-name="P12"><text:span text:style-name="T28">Mercurial is another </text:span><text:span text:style-name="Strong_20_Emphasis"><text:span text:style-name="T28">open-source distributed version control system</text:span></text:span><text:span text:style-name="T28">, like Git. Mercurial was designed for larger projects, most likely outside the scope of designers and independent Web developers.</text:span></text:p>
      <text:p text:style-name="P12"><text:span text:style-name="T28"/></text:p>
      <text:p>b) In agile projects, it is possible that several teams work on the same modules of a project. This could lead to code integration hell without proper communication among the teams. Version control can be used to avoid this problem. There will always be <text:s/>a clean, releasable version at the end of each iteration with the help of Version Control. <text:s/></text:p>
      <text:p text:style-name="P9"/>
      <text:p text:style-name="P7">5. Describe Automated Testing vs Deployment Automation</text:p>
      <text:p text:style-name="P7"/>
      <text:p text:style-name="P6"><text:span text:style-name="T18">A</text:span><text:span text:style-name="T19">utomated testing</text:span><text:span text:style-name="T13"> is </text:span><text:span text:style-name="T14">used </text:span><text:span text:style-name="T13">to simplify the testing effort. Automated testing tools are capable of executing tests, reporting outcomes and comparing results with earlier test runs. Tests carried out with these tools can be run repeatedly, at any time of day. The automation software can also enter test data into the System Under Test , compare expected and actual </text:span><text:span text:style-name="T14">r</text:span><text:span text:style-name="T13">esults and generate detailed test reports. </text:span></text:p>
      <text:p text:style-name="P22">Test Automation demands considerable investments of money and resources. Successive development cycles will require execution of same test suite repeatedly. Using a test automation tool it's possible to record this test suite and re-play it as required. Once the <text:span text:style-name="T29">t</text:span>est suite is automated, no human intervention is required . </text:p>
      <text:p text:style-name="P22">Goal of Automation is to reduce number of test cases to be run manually and not eliminate manual testing all together. </text:p>
      <text:p text:style-name="P14"><text:span text:style-name="T8">Deployment Automation</text:span><text:span text:style-name="T6"> </text:span><text:span text:style-name="T7">is used to</text:span><text:span text:style-name="T5"> improve the speed and quality of software releases, and address the challenges of manual software deployment. </text:span><text:span text:style-name="T28">They can be a collection of </text:span><text:span text:style-name="T24">custom scripts, or a full fledged automated deployment and release </text:span><text:soft-page-break/><text:span text:style-name="T24">management system. </text:span><text:span text:style-name="T25">It</text:span><text:span text:style-name="T24"> </text:span><text:span text:style-name="T25">reduces complexity and risk by using standarised scripts. It can also reduce the overall cost.</text:span></text:p>
      <text:p text:style-name="P1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StarSymbol" svg:font-family="StarSymbol" style:font-charset="x-symbol"/>
    <style:font-face style:name="OpenSymbol1" svg:font-family="OpenSymbol, 'Arial Unicode MS'"/>
    <style:font-face style:name="Symbol" svg:font-family="Symbol"/>
    <style:font-face style:name="sans-serif" svg:font-family="sans-serif"/>
    <style:font-face style:name="sans-serif1" svg:font-family="sans-serif, Arial"/>
    <style:font-face style:name="FreeSans1" svg:font-family="FreeSans" style:font-family-generic="swiss"/>
    <style:font-face style:name="Abyssinica SIL" svg:font-family="'Abyssinica SIL'" style:font-pitch="variable"/>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1" fo:font-family="'Liberation Serif', 'Times New Roman'" style:font-family-generic="roman" style:font-pitch="variable" fo:font-size="14pt" fo:font-weight="bold" style:font-name-asian="Noto Sans CJK SC Regular1" style:font-family-asian="'Noto Sans CJK SC Regular'" style:font-pitch-asian="variable" style:font-size-asian="14pt" style:font-weight-asian="bold" style:font-name-complex="FreeSans2" style:font-family-complex="FreeSans"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fo:font-family="Symbol" fo:font-size="12pt" style:font-size-asian="12pt" style:font-name-complex="OpenSymbol2" style:font-family-complex="OpenSymbol, 'Arial Unicode MS'" style:font-charset-complex="x-symbol" style:font-size-complex="12pt"/>
    </style:style>
    <style:style style:name="WW8Num2z1" style:family="text">
      <style:text-properties style:font-name="OpenSymbol1" fo:font-family="OpenSymbol, 'Arial Unicode MS'" style:font-name-complex="OpenSymbol2" style:font-family-complex="OpenSymbol, 'Arial Unicode MS'" style:font-charset-complex="x-symbol"/>
    </style:style>
    <style:style style:name="Emphasis" style:family="text">
      <style:text-properties fo:font-style="italic" style:font-style-asian="italic" style:font-style-complex="italic"/>
    </style:style>
    <style:style style:name="WW8Num4z0" style:family="text">
      <style:text-properties style:font-name="Symbol" fo:font-family="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WW8Num5z0" style:family="text">
      <style:text-properties style:font-name="Symbol" fo:font-family="Symbol" fo:font-size="13.5pt" style:font-size-asian="13.5pt" style:font-name-complex="OpenSymbol2" style:font-family-complex="OpenSymbol, 'Arial Unicode MS'" style:font-charset-complex="x-symbol"/>
    </style:style>
    <style:style style:name="WW8Num5z1" style:family="text">
      <style:text-properties style:font-name="OpenSymbol1" fo:font-family="OpenSymbol, 'Arial Unicode MS'" style:font-name-complex="OpenSymbol2" style:font-family-complex="OpenSymbol, 'Arial Unicode MS'" style:font-charset-complex="x-symbol"/>
    </style:style>
    <text:outline-style style:name="Outlin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13:10:30.341738066</meta:creation-date>
    <dc:date>2016-08-26T16:25:52.802627635</dc:date>
    <meta:editing-duration>PT23M54S</meta:editing-duration>
    <meta:editing-cycles>4</meta:editing-cycles>
    <meta:generator>LibreOffice/5.1.4.2$Linux_X86_64 LibreOffice_project/10m0$Build-2</meta:generator>
    <meta:document-statistic meta:table-count="0" meta:image-count="0" meta:object-count="0" meta:page-count="5" meta:paragraph-count="54" meta:word-count="981" meta:character-count="5943" meta:non-whitespace-character-count="5034"/>
  </office:meta>
</office:document-meta>
</file>